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officeooo:rsid="0013a66d" officeooo:paragraph-rsid="0013a66d"/>
    </style:style>
    <style:style style:name="P2" style:family="paragraph" style:parent-style-name="Standard" style:list-style-name="L1">
      <style:text-properties officeooo:paragraph-rsid="0013a66d"/>
    </style:style>
    <style:style style:name="P3" style:family="paragraph" style:parent-style-name="Standard" style:list-style-name="L1">
      <style:text-properties officeooo:rsid="0013b22a" officeooo:paragraph-rsid="0013b22a"/>
    </style:style>
    <style:style style:name="P4" style:family="paragraph" style:parent-style-name="Standard" style:list-style-name="L1">
      <style:text-properties officeooo:rsid="0014f544" officeooo:paragraph-rsid="0014f544"/>
    </style:style>
    <style:style style:name="P5" style:family="paragraph" style:parent-style-name="Standard" style:list-style-name="L1">
      <style:text-properties fo:font-weight="normal" officeooo:rsid="0014f544" officeooo:paragraph-rsid="0014f544" style:font-weight-asian="normal" style:font-weight-complex="normal"/>
    </style:style>
    <style:style style:name="P6" style:family="paragraph" style:parent-style-name="Standard">
      <style:text-properties fo:font-weight="normal" officeooo:rsid="00183b89" officeooo:paragraph-rsid="00183b89" style:font-weight-asian="normal" style:font-weight-complex="normal"/>
    </style:style>
    <style:style style:name="P7" style:family="paragraph" style:parent-style-name="Standard" style:list-style-name="L2">
      <style:text-properties fo:font-weight="normal" officeooo:rsid="001b5849" officeooo:paragraph-rsid="001b5849" style:font-weight-asian="normal" style:font-weight-complex="normal"/>
    </style:style>
    <style:style style:name="P8" style:family="paragraph" style:parent-style-name="Standard" style:list-style-name="L2">
      <style:text-properties fo:font-weight="normal" officeooo:rsid="001b99e2" officeooo:paragraph-rsid="001b99e2" style:font-weight-asian="normal" style:font-weight-complex="normal"/>
    </style:style>
    <style:style style:name="P9" style:family="paragraph" style:parent-style-name="Standard" style:list-style-name="L2">
      <style:text-properties fo:font-weight="normal" officeooo:rsid="001bc496" officeooo:paragraph-rsid="001bc496" style:font-weight-asian="normal" style:font-weight-complex="normal"/>
    </style:style>
    <style:style style:name="P10" style:family="paragraph" style:parent-style-name="Standard" style:list-style-name="L1">
      <style:text-properties fo:font-weight="bold" officeooo:rsid="00183b89" officeooo:paragraph-rsid="00183b89" style:font-weight-asian="bold" style:font-weight-complex="bold"/>
    </style:style>
    <style:style style:name="P11" style:family="paragraph" style:parent-style-name="Standard">
      <style:text-properties fo:font-weight="bold" officeooo:rsid="00183b89" officeooo:paragraph-rsid="00183b89" style:font-weight-asian="bold" style:font-weight-complex="bold"/>
    </style:style>
    <style:style style:name="P12" style:family="paragraph" style:parent-style-name="Standard" style:list-style-name="L2">
      <style:text-properties fo:font-weight="bold" officeooo:rsid="001d418a" officeooo:paragraph-rsid="001d418a" style:font-weight-asian="bold" style:font-weight-complex="bold"/>
    </style:style>
    <style:style style:name="P13" style:family="paragraph" style:parent-style-name="Standard" style:list-style-name="L2">
      <style:text-properties fo:font-weight="bold" officeooo:rsid="001e985d" officeooo:paragraph-rsid="001e985d" style:font-weight-asian="bold" style:font-weight-complex="bold"/>
    </style:style>
    <style:style style:name="P14" style:family="paragraph" style:parent-style-name="Standard" style:list-style-name="L1">
      <style:text-properties officeooo:rsid="001ef33d" officeooo:paragraph-rsid="001ef33d"/>
    </style:style>
    <style:style style:name="T1" style:family="text">
      <style:text-properties officeooo:rsid="0013a66d"/>
    </style:style>
    <style:style style:name="T2" style:family="text">
      <style:text-properties fo:font-weight="bold" style:font-weight-asian="bold" style:font-weight-complex="bold"/>
    </style:style>
    <style:style style:name="T3" style:family="text">
      <style:text-properties fo:font-weight="bold" officeooo:rsid="0013a66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656d9" style:font-weight-asian="normal" style:font-weight-complex="normal"/>
    </style:style>
    <style:style style:name="T6" style:family="text">
      <style:text-properties fo:font-weight="normal" officeooo:rsid="00193a57" style:font-weight-asian="normal" style:font-weight-complex="normal"/>
    </style:style>
    <style:style style:name="T7" style:family="text">
      <style:text-properties fo:font-weight="normal" officeooo:rsid="001b99e2" style:font-weight-asian="normal" style:font-weight-complex="normal"/>
    </style:style>
    <style:style style:name="T8" style:family="text">
      <style:text-properties fo:font-weight="normal" officeooo:rsid="001d418a" style:font-weight-asian="normal" style:font-weight-complex="normal"/>
    </style:style>
    <style:style style:name="T9" style:family="text">
      <style:text-properties officeooo:rsid="001bc4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91836399" text:style-name="L1">
        <text:list-item>
          <text:p text:style-name="P14"><text:span text:style-name="T3">R</text:span><text:span text:style-name="T2">eference: </text:span><text:span text:style-name="T4">angularjs developer guides, angular js api reference</text:span></text:p>
        </text:list-item>
        <text:list-item>
          <text:p text:style-name="P3"><text:span text:style-name="T3">D</text:span><text:span text:style-name="T2">ependency Injection: </text:span><text:span text:style-name="T4">Services, directives, filters, and animation can be created using factory method or their respective controllers. Dependencies that can be injected to them are services, values, and constants. Controllers can also injected with service and value dependicies, also special dependencies. .run blocks can be similarly injected but providers cannot be injected. .config block can be injected with providers and constants</text:span></text:p>
          <text:p text:style-name="P4"><text:span text:style-name="T2">Doubt:</text:span><text:span text:style-name="T4"> using </text:span><text:span text:style-name="T2">run, </text:span><text:span text:style-name="T5">dependency annotation,strict dependency annotation.,</text:span><text:span text:style-name="T7">digesting in angularjs,</text:span><text:span text:style-name="T8">controller as syntax.</text:span></text:p>
          <text:p text:style-name="P5">Controllers control the application behaviour.</text:p>
        </text:list-item>
        <text:list-item>
          <text:p text:style-name="P2"><text:span text:style-name="T3">Modules: </text:span><text:span text:style-name="T1"><text:s/>Container for different parts of the app. Acts instead of a main method.</text:span></text:p>
          <text:p text:style-name="P1">In angular.module(‘myApp’,[ ]), [ ] is for dependencies. A module is a collection of providers, services, directives etc., and optionally config and run blocks which get applied to the application during the bootstrap process.</text:p>
          <text:p text:style-name="P1">Beware that using angular.module('myModule', []) will create the module myModule and overwrite any existing module named myModule. Use angular.module('myModule') to retrieve an existing module.</text:p>
        </text:list-item>
        <text:list-item>
          <text:p text:style-name="P10">Services:<text:span text:style-name="T4"> 30 built in services. Common services: $location, $http, $route, </text:span><text:span text:style-name="T6">$timeout, $interval</text:span><text:span text:style-name="T4"> etc. AngularJs expects you to use services instead of already available objects. Eg: $location instead of window.location.</text:span></text:p>
          <text:p text:style-name="P10"><text:span text:style-name="T4">$scope is neither a service nor an instance of $rootScope. It is an instance of Scope (which is a private constructor in Angular's code). In fact, the $rootScope service's provider returns an instance of Scope</text:span></text:p>
          <text:p text:style-name="P10"><text:span text:style-name="T4">ngularJS services are substitutable objects that are wired together using dependency injection (DI). You can use services to organize and share code across your app.</text:span></text:p>
          <text:p text:style-name="P10">AngularJS services are:</text:p>
        </text:list-item>
      </text:list>
      <text:p text:style-name="P11"><text:s text:c="2"/><text:span text:style-name="T4"><text:s/><text:tab/> Lazily instantiated – AngularJS only instantiates a service when an application component <text:tab/>depends on it.</text:span></text:p>
      <text:p text:style-name="P6"><text:s text:c="3"/><text:tab/> Singletons – Each component dependent on a service gets a reference to the single instance <text:tab/>generated by the service factory.</text:p>
      <text:p text:style-name="P6"><text:tab/>To use an AngularJS service, you add it as a dependency for the component (controller, <text:tab/>service, filter or directive) that depends on the service. AngularJS's dependency injection <text:tab/>subsystem takes care of the rest.</text:p>
      <text:p text:style-name="P6"><text:tab/>Services can have their own dependencies. Just like declaring dependencies in a controller, <text:tab/>you declare dependencies by specifying them in the service's factory function signature.</text:p>
      <text:list xml:id="list907054224" text:style-name="L2">
        <text:list-item>
          <text:p text:style-name="P7">Filters: Formats data, it can be added to expressions and directives. Use <text:span text:style-name="T2">|</text:span> to add a filter. Built in filters are: currency, date, filter, json, limitTo, lowercase, number, orderBy, uppercase.</text:p>
          <text:p text:style-name="P8">Applying filter to the view template: {{ expression | filter }}, {{ expression | filter1 | filter2 | ... }}, {{ expression | filter:argument1:argument2:... }}</text:p>
          <text:p text:style-name="P8">In templates, filters are only executed when their inputs have changed<text:span text:style-name="T9">(exceptions exist)</text:span>. </text:p>
          <text:p text:style-name="P8">You can also use filters in controllers, services, and directives<text:span text:style-name="T9">(more effective than using in template)</text:span>.Every filter can be injected as a service, whose name is &lt;theNameOfTheFilter&gt;Filter</text:p>
          <text:p text:style-name="P9">Eg: module.controller('MyController', function($scope, uppercaseFilter) {</text:p>
          <text:p text:style-name="P9"><text:s text:c="4"/>$scope.foo = uppercaseFilter('hello');</text:p>
          <text:p text:style-name="P9">});</text:p>
          <text:p text:style-name="P12">Doubt: <text:span text:style-name="T4">Stateful filters.</text:span></text:p>
        </text:list-item>
        <text:list-item>
          <text:p text:style-name="P13">Routing:<text:span text:style-name="T4"> Makes a Single page application, with no page reload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20:40:42.594000000</meta:creation-date>
    <meta:generator>LibreOffice/5.4.2.2$Windows_X86_64 LibreOffice_project/22b09f6418e8c2d508a9eaf86b2399209b0990f4</meta:generator>
    <dc:date>2018-10-25T23:15:52.016000000</dc:date>
    <meta:editing-duration>PT1M46S</meta:editing-duration>
    <meta:editing-cycles>1</meta:editing-cycles>
    <meta:document-statistic meta:table-count="0" meta:image-count="0" meta:object-count="0" meta:page-count="1" meta:paragraph-count="24" meta:word-count="475" meta:character-count="3267" meta:non-whitespace-character-count="2811"/>
  </office:meta>
</office:document-meta>
</file>